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st is probably the most prevalent force that drives software to turn in “Big Balls of Mud”. <text:s/>The majority of software companies develop software under a budget. <text:s/>This means programmers are constrained by their allotted budget and their code will reflect that. <text:s/>It is more beneficial for a company to just produce a cheap working piece of software that can instantly be sold for profit instead of wasting both time and money to develop a piece of optimized software that may not sell well. <text:s/>If cost was not a big issue, then companies would be able to pay developers specifically to create a sound architecture for the software. <text:s/>However, since programmers are only being paid to make a working product, there is no reason for developers to do unpaid work to create a piece of software with good architec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oneil  Ahn</meta:initial-creator>
    <meta:creation-date>2016-01-05T13:23:42.38</meta:creation-date>
    <meta:document-statistic meta:table-count="0" meta:image-count="0" meta:object-count="0" meta:page-count="1" meta:paragraph-count="1" meta:word-count="139" meta:character-count="810"/>
    <dc:date>2016-01-05T13:32:32.68</dc:date>
    <dc:creator>Jooneil  Ahn</dc:creator>
    <meta:editing-duration>PT8M51S</meta:editing-duration>
    <meta:editing-cycles>1</meta:editing-cycles>
    <meta:generator>OpenOffice/4.1.1$Win32 OpenOffice.org_project/411m6$Build-9775</meta:generator>
  </office:meta>
</office:document-meta>
</file>